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_202" style:family="paragraph">
      <style:text-properties fo:color="#000000" fo:font-family="Sans Serif"/>
    </style:style>
    <style:style style:name="P2" style:parent-style-name="Standard" style:family="paragraph">
      <style:text-properties fo:color="#000000" fo:font-family="Sans Serif"/>
    </style:style>
    <style:style style:name="P3" style:family="paragraph">
      <style:text-properties fo:color="#000000" fo:font-family="Sans Serif" fo:font-size="12.000000000000000pt"/>
    </style:style>
    <style:style style:name="P4" style:parent-style-name="Head_203" style:family="paragraph">
      <style:text-properties fo:color="#000000" fo:font-family="Sans Serif"/>
    </style:style>
    <text:list-style style:name="L7">
      <text:list-level-style-bullet text:bullet-char="•" text:level="1">
        <style:list-level-properties text:list-level-position-and-space-mode="label-alignment">
          <style:list-level-label-alignment text:label-followed-by="listtab" text:list-tab-stop-position="36.00000000000pt" fo:text-indent="-18.00000000000pt" fo:margin-left="36.00000000000pt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h text:outline-level="2" text:style-name="P1">Master/Host</text:h>
      <text:list text:style-name="" xml:id="list-a817a013-6bdd-4060-9c99-917b1f9d60df">
        <text:list-item>
          <text:p text:style-name="P2">Start Self</text:p>
        </text:list-item>
        <text:list-item>
          <text:list text:style-name="" xml:id="list-af7aa4b1-4c8c-4082-8186-09f2ae6a214f">
            <text:list-item>
              <text:p text:style-name="P2">troll for ports</text:p>
            </text:list-item>
            <text:list-item>
              <text:p text:style-name="P2">set self uuid</text:p>
            </text:list-item>
          </text:list>
        </text:list-item>
        <text:list-item>
          <text:p text:style-name="P2">Start GM</text:p>
        </text:list-item>
        <text:list-item>
          <text:list text:style-name="" xml:id="list-520668c9-4b4f-4c77-b8ed-83bd0a777e98">
            <text:list-item>
              <text:p text:style-name="P2">Master communicate master port, master uuid, server uuid to server</text:p>
            </text:list-item>
            <text:list-item>
              <text:p text:style-name="P2">server starts, trolls for ports</text:p>
            </text:list-item>
            <text:list-item>
              <text:p text:style-name="P2">server connects to master/host to communicate port</text:p>
            </text:list-item>
            <text:list-item>
              <text:p text:style-name="P2">server connects to master/host to communicate game results</text:p>
            </text:list-item>
            <text:list-item>
              <text:p text:style-name="P2">master notifies server of player uuids</text:p>
            </text:list-item>
          </text:list>
        </text:list-item>
        <text:list-item>
          <text:p text:style-name="P2">Start Players</text:p>
        </text:list-item>
        <text:list-item>
          <text:list text:style-name="" xml:id="list-0e85f223-66f2-40a6-8444-2bb2f0a7936d">
            <text:list-item>
              <text:p text:style-name="P2">communicate GM port, GM server, player uuid to player</text:p>
            </text:list-item>
            <text:list-item>
              <text:p text:style-name="P2">start player server server, troll for ports</text:p>
            </text:list-item>
            <text:list-item>
              <text:p text:style-name="P2">start client, connect to GM server</text:p>
            </text:list-item>
            <text:list-item>
              <text:list text:style-name="" xml:id="list-c0d80398-5ad8-4534-b717-5d33660989d3">
                <text:list-item>
                  <text:p text:style-name="P2">communicate Player server port via uuid</text:p>
                </text:list-item>
              </text:list>
            </text:list-item>
          </text:list>
        </text:list-item>
        <text:list-item>
          <text:p text:style-name="P2">Start Loggers</text:p>
        </text:list-item>
        <text:list-item>
          <text:list text:style-name="" xml:id="list-f2723afd-72a9-4a5e-a196-c848174de8bb">
            <text:list-item>
              <text:p text:style-name="P2">communicate GM port, GM server, player uuid to Logger</text:p>
            </text:list-item>
            <text:list-item>
              <text:p text:style-name="P2">start logger server, troll for ports</text:p>
            </text:list-item>
            <text:list-item>
              <text:p text:style-name="P2">connect to GM, communicate uuid, port</text:p>
            </text:list-item>
          </text:list>
        </text:list-item>
      </text:list>
      <text:p text:style-name="P3"/>
      <text:h text:outline-level="2" text:style-name="P1"><text:s/>Model</text:h>
      <text:h text:outline-level="3" text:style-name="P4">Model componants</text:h>
      <text:list text:style-name="" xml:id="list-0e696f02-ae61-4fcb-beb2-ec115b113176">
        <text:list-item>
          <text:p text:style-name="P2">Players</text:p>
        </text:list-item>
        <text:list-item>
          <text:list text:style-name="L7" xml:id="list-ae82ca60-ffeb-466a-9e3b-a0c25d224b0d">
            <text:list-item>
              <text:p text:style-name="P2">name</text:p>
            </text:list-item>
            <text:list-item>
              <text:p text:style-name="P2">money</text:p>
            </text:list-item>
            <text:list-item>
              <text:p text:style-name="P2">stock holdings</text:p>
            </text:list-item>
          </text:list>
        </text:list-item>
        <text:list-item>
          <text:p text:style-name="P2">Board</text:p>
        </text:list-item>
        <text:list-item>
          <text:list text:style-name="L7" xml:id="list-9931a917-a23e-40cf-9484-5c9b7650f4bd">
            <text:list-item>
              <text:p text:style-name="P2">onboard groups</text:p>
            </text:list-item>
          </text:list>
        </text:list-item>
        <text:list-item>
          <text:p text:style-name="P2">Companies</text:p>
        </text:list-item>
        <text:list-item>
          <text:list text:style-name="L7" xml:id="list-864c84d7-5458-4943-838c-ae081965599c">
            <text:list-item>
              <text:p text:style-name="P2">size</text:p>
            </text:list-item>
            <text:list-item>
              <text:p text:style-name="P2">safe</text:p>
            </text:list-item>
            <text:list-item>
              <text:p text:style-name="P2">stock price</text:p>
            </text:list-item>
            <text:list-item>
              <text:p text:style-name="P2">stocks available\</text:p>
            </text:list-item>
            <text:list-item>
              <text:p text:style-name="P2">active</text:p>
            </text:list-item>
          </text:list>
        </text:list-item>
        <text:list-item>
          <text:p text:style-name="P2">Unused Tile Stack</text:p>
        </text:list-item>
        <text:list-item>
          <text:p text:style-name="P2">History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Standard" style:display-name="Standard" style:family="paragraph">
      <style:text-properties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A1" style:display-name="A1" style:family="paragraph"/>
    <style:style style:name="Bullet_20List" style:display-name="Bullet List" style:family="paragraph" style:list-style-name="L6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techreport" style:display-name="Bibliography techreport" style:family="paragraph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2</meta:editing-cycles>
    <dc:date>2017-09-26T17:17:14</dc:date>
    <meta:creation-date>2008-08-22T11:41:04</meta:creation-date>
  </office:meta>
</office:document-meta>
</file>